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1.611in"/>
    </style:style>
    <style:style style:name="co15" style:family="table-column">
      <style:table-column-properties fo:break-before="auto" style:column-width="1.9437in"/>
    </style:style>
    <style:style style:name="co16" style:family="table-column">
      <style:table-column-properties fo:break-before="auto" style:column-width="2.983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0000"/>
      <style:text-properties fo:color="#ffffff"/>
    </style:style>
    <style:style style:name="ce12" style:family="table-cell" style:parent-style-name="Default" style:data-style-name="N100">
      <style:table-cell-properties fo:background-color="transparent"/>
    </style:style>
    <style:style style:name="ce9" style:family="table-cell" style:parent-style-name="Default" style:data-style-name="N100"/>
    <style:style style:name="ce13" style:family="table-cell" style:parent-style-name="Default" style:data-style-name="N100">
      <style:table-cell-properties fo:background-color="#dde8cb"/>
    </style:style>
    <style:style style:name="ce10" style:family="table-cell" style:parent-style-name="Default" style:data-style-name="N100">
      <style:table-cell-properties fo:background-color="#ff0000"/>
    </style:style>
    <style:style style:name="ce4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c9211e"/>
    </style:style>
    <style:style style:name="ce15" style:family="table-cell" style:parent-style-name="Default">
      <style:table-cell-properties fo:background-color="#f7d1d5"/>
    </style:style>
    <style:style style:name="ce26" style:family="table-cell" style:parent-style-name="Default">
      <style:table-cell-properties fo:background-color="transparent"/>
      <style:text-properties fo:color="#ffffff"/>
    </style:style>
    <style:style style:name="ce27" style:family="table-cell" style:parent-style-name="Default" style:data-style-name="N100">
      <style:table-cell-properties fo:background-color="#00a933"/>
    </style:style>
    <style:style style:name="ce28" style:family="table-cell" style:parent-style-name="Default" style:data-style-name="N100">
      <style:table-cell-properties fo:background-color="#81d41a"/>
    </style:style>
    <style:style style:name="ce29" style:family="table-cell" style:parent-style-name="Default">
      <style:table-cell-properties fo:background-color="transparent"/>
      <style:text-properties fo:color="#c9211e"/>
    </style:style>
    <style:style style:name="ce30" style:family="table-cell" style:parent-style-name="Default">
      <style:table-cell-properties fo:background-color="#81d41a"/>
    </style:style>
    <style:style style:name="ce31" style:family="table-cell" style:parent-style-name="Default">
      <style:table-cell-properties fo:background-color="#dde8cb"/>
    </style:style>
    <style:style style:name="ce32" style:family="table-cell" style:parent-style-name="Default">
      <style:table-cell-properties fo:background-color="#ff4000"/>
    </style:style>
    <style:style style:name="ce33" style:family="table-cell" style:parent-style-name="Default">
      <style:table-cell-properties fo:background-color="#dde8cb"/>
      <style:text-properties fo:color="#ffffff"/>
    </style:style>
    <style:style style:name="ce34" style:family="table-cell" style:parent-style-name="Default">
      <style:table-cell-properties fo:background-color="#dde8cb"/>
      <style:text-properties fo:color="#c9211e"/>
    </style:style>
    <style:style style:name="ce35" style:family="table-cell" style:parent-style-name="Default">
      <style:table-cell-properties fo:background-color="#ff4000"/>
      <style:text-properties style:use-window-font-color="true"/>
    </style:style>
    <style:style style:name="ce36" style:family="table-cell" style:parent-style-name="Default" style:data-style-name="N100">
      <style:table-cell-properties fo:background-color="#ff4000"/>
    </style:style>
    <style:style style:name="ce37" style:family="table-cell" style:parent-style-name="Default">
      <style:table-cell-properties fo:background-color="#ffaa95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airwise_costmap_configuration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ce9"/>
        <table:table-column table:style-name="co12" table:default-cell-style-name="Default"/>
        <table:table-column table:style-name="co13" table:default-cell-style-name="ce9"/>
        <table:table-column table:style-name="co8" table:default-cell-style-name="ce9"/>
        <table:table-column table:style-name="co14" table:default-cell-style-name="ce9"/>
        <table:table-column table:style-name="co15" table:default-cell-style-name="ce12"/>
        <table:table-column table:style-name="co15" table:default-cell-style-name="Default"/>
        <table:table-column table:style-name="co16" table:default-cell-style-name="ce2"/>
        <table:table-column table:style-name="co17" table:default-cell-style-name="ce14"/>
        <table:table-row table:style-name="ro1">
          <table:table-cell table:style-name="Default"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table:style-name="Default"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table:style-name="Default" office:value-type="string" calcext:value-type="string">
            <text:p>subscribe_to_updates</text:p>
          </table:table-cell>
          <table:table-cell table:style-name="Default" office:value-type="string" calcext:value-type="string">
            <text:p>inflate_unknown</text:p>
          </table:table-cell>
          <table:table-cell table:style-name="Default" office:value-type="string" calcext:value-type="string">
            <text:p>inflate_around_unknown</text:p>
          </table:table-cell>
          <table:table-cell table:style-name="Default"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table:style-name="Default" office:value-type="string" calcext:value-type="string">
            <text:p>global_costmap_plugins</text:p>
          </table:table-cell>
          <table:table-cell table:style-name="Default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18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3" office:value-type="string" calcext:value-type="string">
            <office:annotation draw:style-name="gr2" draw:text-style-name="P2" svg:width="1.1413in" svg:height="1.7898in" svg:x="20.0197in" svg:y="0in" draw:caption-point-x="-0.2402in" draw:caption-point-y="0.1819in">
              <dc:date>2025-08-09T00:00:00</dc:date>
              <text:p text:style-name="P1"><text:span text:style-name="T1">It may be mandatory when no obstacle avoidance is set locally</text:span></text:p>
              <text:p text:style-name="P1"><text:span text:style-name="T1"/></text:p>
              <text:p text:style-name="P1"><text:span text:style-name="T1"/></text:p>
              <text:p text:style-name="P1"><text:span text:style-name="T1">Only on the side that depends on the obstacle avoidance.</text:span></text:p>
            </office:annotation>
            <text:p>true</text:p>
          </table:table-cell>
          <table:table-cell table:number-columns-repeated="2" table:style-name="ce12" office:value-type="string" calcext:value-type="string">
            <text:p>true</text:p>
          </table:table-cell>
          <table:table-cell office:value-type="string" calcext:value-type="string">
            <office:annotation draw:style-name="gr1" draw:text-style-name="P2" svg:width="1.1413in" svg:height="0.7083in" svg:x="24.8425in" svg:y="0in" draw:caption-point-x="-0.2402in" draw:caption-point-y="0.1819in">
              <dc:date>2025-08-09T00:00:00</dc:date>
              <text:p text:style-name="P1"><text:span text:style-name="T1">The side with obstable avoidance must be set as true</text:span></text:p>
            </office:annotation>
            <text:p>true</text:p>
          </table:table-cell>
          <table:table-cell table:style-name="ce4" office:value-type="string" calcext:value-type="string">
            <office:annotation draw:style-name="gr1" draw:text-style-name="P2" svg:width="1.1413in" svg:height="0.7083in" svg:x="26.7862in" svg:y="0in" draw:caption-point-x="-0.2402in" draw:caption-point-y="0.1819in">
              <dc:date>2025-08-09T00:00:00</dc:date>
              <text:p text:style-name="P1"><text:span text:style-name="T1">At least the static_layer is required.</text:span></text:p>
            </office:annotation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INFLATION ONLY LOCAL DOES NOT WORK. WHY MUST IT BE GLOBAL? For the whole map.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18" office:value-type="string" calcext:value-type="string">
            <text:p>IGNORED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2" office:value-type="float" office:value="0.5" calcext:value-type="float">
            <text:p>0.5</text:p>
          </table:table-cell>
          <table:table-cell table:style-name="ce10" office:value-type="string" calcext:value-type="string">
            <office:annotation draw:style-name="gr3" draw:text-style-name="P2" svg:width="1.1413in" svg:height="1.1677in" svg:x="20.0197in" svg:y="0in" draw:caption-point-x="-0.2402in" draw:caption-point-y="0.3594in">
              <dc:date>2025-08-09T00:00:00</dc:date>
              <text:p text:style-name="P1"><text:span text:style-name="T1">Constraint: if no obstacle avoidance, it must be true</text:span></text:p>
              <text:p text:style-name="P1"><text:span text:style-name="T1"/></text:p>
              <text:p text:style-name="P1"><text:span text:style-name="T1">Then set only global</text:span></text:p>
            </office:annotation>
            <text:p>false</text:p>
          </table:table-cell>
          <table:table-cell table:number-columns-repeated="2"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" calcext:value-type="float">
            <office:annotation draw:style-name="gr1" draw:text-style-name="P2" svg:width="1.1413in" svg:height="0.7083in" svg:x="4.5in" svg:y="0in" draw:caption-point-x="-0.2402in" draw:caption-point-y="0.5374in">
              <dc:date>2025-08-08T00:00:00</dc:date>
              <text:p text:style-name="P1"><text:span text:style-name="T1">Only for global.</text:span></text:p>
            </office:annotation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office:annotation draw:style-name="gr1" draw:text-style-name="P2" svg:width="1.1413in" svg:height="0.7083in" svg:x="12.6236in" svg:y="0in" draw:caption-point-x="-0.2402in" draw:caption-point-y="0.5374in">
              <dc:date>2025-08-08T00:00:00</dc:date>
              <text:p text:style-name="P1"><text:span text:style-name="T1">It was 0.75 but did not work</text:span></text:p>
            </office:annotation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office:annotation draw:style-name="gr1" draw:text-style-name="P2" svg:width="1.1413in" svg:height="0.7083in" svg:x="14.9142in" svg:y="0in" draw:caption-point-x="-0.2402in" draw:caption-point-y="0.5374in">
              <dc:date>2025-08-08T00:00:00</dc:date>
              <text:p text:style-name="P1"><text:span text:style-name="T1">It was IGNORE.</text:span></text:p>
            </office:annotation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office:annotation draw:style-name="gr1" draw:text-style-name="P2" svg:width="1.1413in" svg:height="0.7083in" svg:x="26.7862in" svg:y="0in" draw:caption-point-x="-0.2402in" draw:caption-point-y="0.5374in">
              <dc:date>2025-08-08T00:00:00</dc:date>
              <text:p text:style-name="P1"><text:span text:style-name="T1">Inflation layer is a requirement.</text:span></text:p>
            </office:annotation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8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8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string" calcext:value-type="string">
            <text:p>conf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IGNORED</text:p>
          </table:table-cell>
          <table:table-cell table:style-name="ce18" office:value-type="string" calcext:value-type="string">
            <text:p>IGNORED</text:p>
          </table:table-cell>
          <table:table-cell table:number-columns-repeated="2" table:style-name="ce8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Default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1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table:style-name="Default"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style-name="ce15" office:value-type="string" calcext:value-type="string">
            <text:p>COMBINATION THAT IS NOT COVERED</text:p>
          </table:table-cell>
        </table:table-row>
      </table:table>
      <table:table table:name="successfu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office:annotation draw:style-name="gr4" svg:width="1.1413in" svg:height="0.7083in" svg:x="24.8425in" svg:y="0in" draw:caption-point-x="-0.2402in" draw:caption-point-y="0.0039in">
              <dc:creator>Unknown Author</dc:creator>
              <dc:date>2025-09-03T08:30:00</dc:date>
              <text:p>All of them.</text:p>
            </office:annotation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tru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troller_pow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IGNORED</text:p>
          </table:table-cell>
          <table:table-cell table:style-name="ce30"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table:style-name="ce30" office:value-type="float" office:value="0.1" calcext:value-type="float">
            <text:p>0.1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table:style-name="ce30"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30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ner_pow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30" office:value-type="string" calcext:value-type="string">
            <text:p>['obstacle_layer']</text:p>
          </table:table-cell>
          <table:table-cell table:style-name="ce30"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30" office:value-type="string" calcext:value-type="string">
            <text:p>['obstacle_layer']</text:p>
          </table:table-cell>
          <table:table-cell table:style-name="ce30" office:value-type="string" calcext:value-type="string">
            <text:p>['static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tru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30" office:value-type="string" calcext:value-type="string">
            <text:p>['obstacle_layer']</text:p>
          </table:table-cell>
          <table:table-cell table:style-name="ce30"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or_planner_ener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16363" table:default-cell-style-name="Default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" calcext:value-type="float">
            <text:p>0.2</text:p>
          </table:table-cell>
          <table:table-cell table:style-name="ce1" office:value-type="float" office:value="3" calcext:value-type="float">
            <office:annotation draw:style-name="gr1" draw:text-style-name="P2" svg:width="1.1413in" svg:height="0.7083in" svg:x="4.5in" svg:y="0in" draw:caption-point-x="-0.2402in" draw:caption-point-y="0.1819in">
              <dc:date>2025-08-08T00:00:00</dc:date>
              <text:p text:style-name="P1"><text:span text:style-name="T1">Only for global.</text:span></text:p>
            </office:annotation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5" calcext:value-type="float">
            <office:annotation draw:style-name="gr1" draw:text-style-name="P2" svg:width="1.1413in" svg:height="0.7083in" svg:x="12.6236in" svg:y="0in" draw:caption-point-x="-0.2402in" draw:caption-point-y="0.1819in">
              <dc:date>2025-08-08T00:00:00</dc:date>
              <text:p text:style-name="P1"><text:span text:style-name="T1">It was 0.75 but did not work</text:span></text:p>
            </office:annotation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office:annotation draw:style-name="gr1" draw:text-style-name="P2" svg:width="1.1413in" svg:height="0.7083in" svg:x="14.9142in" svg:y="0in" draw:caption-point-x="-0.2402in" draw:caption-point-y="0.1819in">
              <dc:date>2025-08-08T00:00:00</dc:date>
              <text:p text:style-name="P1"><text:span text:style-name="T1">It was IGNORE.</text:span></text:p>
            </office:annotation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27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" office:value-type="string" calcext:value-type="string">
            <office:annotation draw:style-name="gr1" draw:text-style-name="P2" svg:width="1.1413in" svg:height="0.7083in" svg:x="26.7862in" svg:y="0in" draw:caption-point-x="-0.2402in" draw:caption-point-y="0.1819in">
              <dc:date>2025-08-08T00:00:00</dc:date>
              <text:p text:style-name="P1"><text:span text:style-name="T1">Inflation layer is a requirement.</text:span></text:p>
            </office:annotation>
            <text:p>['voxel_layer']</text:p>
          </table:table-cell>
          <table:table-cell table:style-name="ce2"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style-name="ce2" table:number-columns-repeated="1636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" calcext:value-type="float">
            <text:p>0.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false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7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" office:value-type="string" calcext:value-type="string">
            <text:p>['voxel_layer']</text:p>
          </table:table-cell>
          <table:table-cell table:style-name="ce2"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style-name="ce2"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table:style-name="ce15" office:value-type="string" calcext:value-type="string">
            <text:p>COMBINATION THAT IS NOT COVERED</text:p>
          </table:table-cell>
          <table:table-cell table:number-columns-repeated="16362"/>
        </table:table-row>
      </table:table>
      <table:table table:name="planner_obstac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1" calcext:value-type="float">
            <text:p>0.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 table:style-name="ce31" office:value-type="string" calcext:value-type="string">
            <text:p>IGNORED</text:p>
          </table:table-cell>
          <table:table-cell table:style-name="ce31" office:value-type="float" office:value="0.35" calcext:value-type="float">
            <text:p>0.3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string" calcext:value-type="string">
            <text:p>false</text:p>
          </table:table-cell>
          <table:table-cell table:style-name="ce31" office:value-type="float" office:value="0.1" calcext:value-type="float">
            <text:p>0.1</text:p>
          </table:table-cell>
          <table:table-cell table:style-name="ce13" office:value-type="string" calcext:value-type="string">
            <text:p>true</text:p>
          </table:table-cell>
          <table:table-cell table:number-columns-repeated="2" table:style-name="ce13" office:value-type="string" calcext:value-type="string">
            <text:p>false</text:p>
          </table:table-cell>
          <table:table-cell table:style-name="ce13" office:value-type="string" calcext:value-type="string">
            <text:p>true</text:p>
          </table:table-cell>
          <table:table-cell table:style-name="ce31" office:value-type="string" calcext:value-type="string">
            <text:p>[‘'obstacle_layer']</text:p>
          </table:table-cell>
          <table:table-cell table:style-name="ce31" office:value-type="string" calcext:value-type="string">
            <text:p>['static_layer', 'inflation_layer']</text:p>
          </table:table-cell>
          <table:table-cell table:style-name="ce31"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false</text:p>
          </table:table-cell>
          <table:table-cell table:number-columns-repeated="3"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2" calcext:value-type="float">
            <text:p>0.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4" table:style-name="ce33" office:value-type="string" calcext:value-type="string">
            <text:p>IGNORED</text:p>
          </table:table-cell>
          <table:table-cell table:style-name="ce31" office:value-type="float" office:value="0.5" calcext:value-type="float">
            <text:p>0.5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13" office:value-type="string" calcext:value-type="string">
            <text:p>true</text:p>
          </table:table-cell>
          <table:table-cell table:style-name="ce31" office:value-type="float" office:value="0.1" calcext:value-type="float">
            <text:p>0.1</text:p>
          </table:table-cell>
          <table:table-cell table:style-name="ce13" office:value-type="string" calcext:value-type="string">
            <text:p>false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false</text:p>
          </table:table-cell>
          <table:table-cell table:style-name="ce13" office:value-type="string" calcext:value-type="string">
            <text:p>true</text:p>
          </table:table-cell>
          <table:table-cell table:style-name="ce31" office:value-type="string" calcext:value-type="string">
            <text:p>['obstacle_layer']</text:p>
          </table:table-cell>
          <table:table-cell table:style-name="ce31" office:value-type="string" calcext:value-type="string">
            <text:p>['static_layer', 'inflation_layer']</text:p>
          </table:table-cell>
          <table:table-cell table:style-name="ce34"/>
          <table:table-cell table:style-name="ce31" table:number-columns-repeated="16362"/>
        </table:table-row>
        <table:table-row table:style-name="ro1"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0.2" calcext:value-type="float">
            <text:p>0.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4" table:style-name="ce33" office:value-type="string" calcext:value-type="string">
            <text:p>IGNORED</text:p>
          </table:table-cell>
          <table:table-cell table:style-name="ce31" office:value-type="float" office:value="0.5" calcext:value-type="float">
            <text:p>0.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13" office:value-type="string" calcext:value-type="string">
            <text:p>true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13" office:value-type="string" calcext:value-type="string">
            <text:p>false</text:p>
          </table:table-cell>
          <table:table-cell table:style-name="ce13" office:value-type="string" calcext:value-type="string">
            <text:p>true</text:p>
          </table:table-cell>
          <table:table-cell table:style-name="ce31" office:value-type="string" calcext:value-type="string">
            <text:p>['obstacle_layer']</text:p>
          </table:table-cell>
          <table:table-cell table:style-name="ce31" office:value-type="string" calcext:value-type="string">
            <text:p>['static_layer', 'inflation_layer']</text:p>
          </table:table-cell>
          <table:table-cell table:style-name="ce31" table:number-columns-repeated="16363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nerg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fault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.05" calcext:value-type="float">
            <text:p>0.05</text:p>
          </table:table-cell>
          <table:table-cell table:number-columns-repeated="14"/>
          <table:table-cell table:style-name="ce28"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[‘obstacle_layer’, ‘voxel_layer’,<text:span text:style-name="T2"> ‘range_layer’</text:span>]</text:p>
          </table:table-cell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successfu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5" office:value-type="float" office:value="0.2" calcext:value-type="float">
            <text:p>0.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35"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style-name="ce35"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oor_nav_tim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office:annotation draw:style-name="gr1" draw:text-style-name="P2" svg:width="1.1413in" svg:height="0.7083in" svg:x="4.5in" svg:y="0in" draw:caption-point-x="-0.2402in" draw:caption-point-y="0.1819in">
              <dc:date>2025-08-08T00:00:00</dc:date>
              <text:p text:style-name="P1"><text:span text:style-name="T1">Only for global.</text:span></text:p>
            </office:annotation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0.5" calcext:value-type="float">
            <office:annotation draw:style-name="gr1" draw:text-style-name="P2" svg:width="1.1413in" svg:height="0.7083in" svg:x="12.6236in" svg:y="0in" draw:caption-point-x="-0.2402in" draw:caption-point-y="0.1819in">
              <dc:date>2025-08-08T00:00:00</dc:date>
              <text:p text:style-name="P1"><text:span text:style-name="T1">It was 0.75 but did not work</text:span></text:p>
            </office:annotation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office:annotation draw:style-name="gr1" draw:text-style-name="P2" svg:width="1.1413in" svg:height="0.7083in" svg:x="14.9142in" svg:y="0in" draw:caption-point-x="-0.2402in" draw:caption-point-y="0.1819in">
              <dc:date>2025-08-08T00:00:00</dc:date>
              <text:p text:style-name="P1"><text:span text:style-name="T1">It was IGNORE.</text:span></text:p>
            </office:annotation>
            <text:p>2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office:annotation draw:style-name="gr1" draw:text-style-name="P2" svg:width="1.1413in" svg:height="0.7083in" svg:x="26.7862in" svg:y="0in" draw:caption-point-x="-0.2402in" draw:caption-point-y="0.1819in">
              <dc:date>2025-08-08T00:00:00</dc:date>
              <text:p text:style-name="P1"><text:span text:style-name="T1">Inflation layer is a requirement.</text:span></text:p>
            </office:annotation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style-name="ce36" office:value-type="string" calcext:value-type="string">
            <text:p>false</text:p>
          </table:table-cell>
          <table:table-cell table:number-columns-repeated="3"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style-name="ce36" office:value-type="string" calcext:value-type="string">
            <text:p>false</text:p>
          </table:table-cell>
          <table:table-cell table:style-name="ce12" office:value-type="string" calcext:value-type="string">
            <text:p>false</text:p>
          </table:table-cell>
          <table:table-cell table:number-columns-repeated="2"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26" office:value-type="string" calcext:value-type="string">
            <text:p>IGNORED</text:p>
          </table:table-cell>
          <table:table-cell table:style-name="ce32"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table:style-name="ce36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IGNORED</text:p>
          </table:table-cell>
          <table:table-cell table:style-name="ce3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tru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OMBINATION THAT IS NOT COVERED</text:p>
          </table:table-cell>
          <table:table-cell table:number-columns-repeated="16362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ood_nav_tim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number-columns-repeated="16363" table:default-cell-style-name="ce2"/>
        <table:table-row table:style-name="ro1">
          <table:table-cell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draw:text-style-name="P2" svg:width="1.1413in" svg:height="0.7083in" svg:x="4.5in" svg:y="0in" draw:caption-point-x="-0.2402in" draw:caption-point-y="0.0039in">
              <dc:creator>Unknown Author</dc:creator>
              <dc:date>2025-08-09T00:00:00</dc:date>
              <text:p text:style-name="P1"><text:span text:style-name="T1">Only set with laser scan</text:span></text:p>
            </office:annotation>
            <text:p>scan-obstacle_max_range</text:p>
          </table:table-cell>
          <table:table-cell office:value-type="string" calcext:value-type="string">
            <office:annotation draw:style-name="gr1" draw:text-style-name="P2" svg:width="1.1413in" svg:height="0.7083in" svg:x="6.2291in" svg:y="0in" draw:caption-point-x="-0.2402in" draw:caption-point-y="0.0039in">
              <dc:creator>Unknown Author</dc:creator>
              <dc:date>2025-08-09T00:00:00</dc:date>
              <text:p text:style-name="P1"><text:span text:style-name="T1">Only with laser scan</text:span>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office:value-type="string" calcext:value-type="string">
            <text:p>subscribe_to_updates</text:p>
          </table:table-cell>
          <table:table-cell office:value-type="string" calcext:value-type="string">
            <text:p>inflate_unknown</text:p>
          </table:table-cell>
          <table:table-cell office:value-type="string" calcext:value-type="string">
            <text:p>inflate_around_unknown</text:p>
          </table:table-cell>
          <table:table-cell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office:value-type="string" calcext:value-type="string">
            <text:p>global_costmap_plugins</text:p>
          </table:table-cell>
          <table:table-cell table:number-columns-repeated="163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IGNORED</text:p>
          </table:table-cell>
          <table:table-cell table:style-name="ce30"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0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28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 office:value-type="string" calcext:value-type="string">
            <text:p>falta depth camera / using scan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37" office:value-type="float" office:value="0.5" calcext:value-type="float">
            <text:p>0.5</text:p>
          </table:table-cell>
          <table:table-cell table:style-name="ce12" office:value-type="string" calcext:value-type="string">
            <office:annotation draw:style-name="gr3" draw:text-style-name="P2" svg:width="1.1413in" svg:height="1.1677in" svg:x="20.0197in" svg:y="0.3555in" draw:caption-point-x="-0.2402in" draw:caption-point-y="0.3594in">
              <dc:date>2025-08-09T00:00:00</dc:date>
              <text:p text:style-name="P1"><text:span text:style-name="T1">Constraint: if no obstacle avoidance, it must be true</text:span></text:p>
              <text:p text:style-name="P1"><text:span text:style-name="T1"/></text:p>
              <text:p text:style-name="P1"><text:span text:style-name="T1">Then set only global</text:span></text:p>
            </office:annotation>
            <text:p>fals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ce29"/>
          <table:table-cell table:number-columns-repeated="163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table:style-name="ce37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number-columns-repeated="1636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2" office:value-type="string" calcext:value-type="string">
            <text:p>false</text:p>
          </table:table-cell>
          <table:table-cell table:style-name="ce37" office:value-type="float" office:value="0.5" calcext:value-type="float">
            <text:p>0.5</text:p>
          </table:table-cell>
          <table:table-cell table:number-columns-repeated="3"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number-columns-repeated="16363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03T14:14:02.667770000</dc:date>
    <meta:editing-duration>PT15H37M11S</meta:editing-duration>
    <meta:editing-cycles>23</meta:editing-cycles>
    <meta:generator>LibreOffice/25.2.2.2$MacOSX_AARCH64 LibreOffice_project/7370d4be9e3cf6031a51beef54ff3bda878e3fac</meta:generator>
    <meta:document-statistic meta:table-count="10" meta:cell-count="1436" meta:object-count="0"/>
  </office:meta>
</office:document-meta>
</file>